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f8f40" officeooo:paragraph-rsid="001f8f40"/>
    </style:style>
    <style:style style:name="P2" style:family="paragraph" style:parent-style-name="Text_20_body">
      <style:text-properties officeooo:rsid="001f8f40" officeooo:paragraph-rsid="001f8f40"/>
    </style:style>
    <style:style style:name="P3" style:family="paragraph" style:parent-style-name="Subtitle">
      <style:text-properties officeooo:rsid="001f8f40" officeooo:paragraph-rsid="001f8f40"/>
    </style:style>
    <style:style style:name="P4" style:family="paragraph" style:parent-style-name="Contents_20_Heading" style:master-page-name="Standard">
      <style:paragraph-properties style:page-number="1" fo:break-before="page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  <style:text-properties officeooo:paragraph-rsid="002075cc"/>
    </style:style>
    <style:style style:name="P8" style:family="paragraph" style:parent-style-name="Text_20_body">
      <style:text-properties officeooo:paragraph-rsid="002075cc"/>
    </style:style>
    <style:style style:name="P9" style:family="paragraph" style:parent-style-name="Heading_20_2">
      <style:text-properties officeooo:rsid="00226b69" officeooo:paragraph-rsid="00226b69"/>
    </style:style>
    <style:style style:name="P10" style:family="paragraph" style:parent-style-name="Text_20_body">
      <style:text-properties officeooo:paragraph-rsid="00226b69"/>
    </style:style>
    <style:style style:name="P11" style:family="paragraph" style:parent-style-name="Heading_20_1">
      <style:text-properties officeooo:rsid="002075cc" officeooo:paragraph-rsid="002075cc"/>
    </style:style>
    <style:style style:name="P12" style:family="paragraph" style:parent-style-name="Heading_20_2">
      <style:text-properties officeooo:rsid="002627cd" officeooo:paragraph-rsid="002627cd"/>
    </style:style>
    <style:style style:name="P13" style:family="paragraph" style:parent-style-name="Text_20_body" style:list-style-name="L1">
      <style:text-properties officeooo:rsid="002627cd" officeooo:paragraph-rsid="002627cd"/>
    </style:style>
    <style:style style:name="P14" style:family="paragraph" style:parent-style-name="Heading_20_2">
      <style:text-properties officeooo:rsid="00275700" officeooo:paragraph-rsid="00275700"/>
    </style:style>
    <style:style style:name="P15" style:family="paragraph" style:parent-style-name="Text_20_body" style:list-style-name="L2">
      <style:text-properties officeooo:rsid="00275700" officeooo:paragraph-rsid="00275700"/>
    </style:style>
    <style:style style:name="P16" style:family="paragraph" style:parent-style-name="Text_20_body">
      <style:text-properties officeooo:paragraph-rsid="00275700"/>
    </style:style>
    <style:style style:name="T1" style:family="text">
      <style:text-properties officeooo:rsid="002075cc"/>
    </style:style>
    <style:style style:name="T2" style:family="text">
      <style:text-properties officeooo:rsid="00226b69"/>
    </style:style>
    <style:style style:name="T3" style:family="text">
      <style:text-properties officeooo:rsid="002349f3"/>
    </style:style>
    <style:style style:name="T4" style:family="text">
      <style:text-properties officeooo:rsid="0024a16b"/>
    </style:style>
    <style:style style:name="T5" style:family="text">
      <style:text-properties officeooo:rsid="002627cd"/>
    </style:style>
    <style:style style:name="T6" style:family="text">
      <style:text-properties officeooo:rsid="002757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BetterTeam Repo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SC 6840 Ethical Hacking Theory</text:p>
      <text:p text:style-name="P3">Midterm Project Firmware Vulnerability Research N Analysis</text:p>
      <text:p text:style-name="P3">Leyton Meadows, Spencer Christensen, John Freeborn</text:p>
      <text:p text:style-name="P3">October 12, 2025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5"><text:a xlink:type="simple" xlink:href="#__RefHeading___Toc1_3349650231" text:style-name="Index_20_Link" text:visited-style-name="Index_20_Link">1. Introduction<text:tab/>2</text:a></text:p>
          <text:p text:style-name="P6"><text:a xlink:type="simple" xlink:href="#__RefHeading___Toc17_3349650231" text:style-name="Index_20_Link" text:visited-style-name="Index_20_Link">1.1 Objective<text:tab/>2</text:a></text:p>
          <text:p text:style-name="P5"><text:a xlink:type="simple" xlink:href="#__RefHeading___Toc19_3349650231" text:style-name="Index_20_Link" text:visited-style-name="Index_20_Link">2. Methodologies<text:tab/>2</text:a></text:p>
          <text:p text:style-name="P5"><text:a xlink:type="simple" xlink:href="#__RefHeading___Toc21_3349650231" text:style-name="Index_20_Link" text:visited-style-name="Index_20_Link">3. Findings<text:tab/>2</text:a></text:p>
          <text:p text:style-name="P5"><text:a xlink:type="simple" xlink:href="#__RefHeading___Toc23_3349650231" text:style-name="Index_20_Link" text:visited-style-name="Index_20_Link">4. Automation Script<text:tab/>2</text:a></text:p>
          <text:p text:style-name="P5"><text:a xlink:type="simple" xlink:href="#__RefHeading___Toc25_3349650231" text:style-name="Index_20_Link" text:visited-style-name="Index_20_Link">5. Recommendations<text:tab/>2</text:a></text:p>
          <text:p text:style-name="P5"><text:a xlink:type="simple" xlink:href="#__RefHeading___Toc27_3349650231" text:style-name="Index_20_Link" text:visited-style-name="Index_20_Link">6. Conclusion<text:tab/>2</text:a></text:p>
        </text:index-body>
      </text:table-of-content>
      <text:p text:style-name="P2"/>
      <text:h text:style-name="P7" text:outline-level="1"><text:bookmark-start text:name="__RefHeading___Toc1_3349650231"/><text:span text:style-name="T1">1. Introduction</text:span><text:bookmark-end text:name="__RefHeading___Toc1_3349650231"/></text:h>
      <text:p text:style-name="P8"><text:tab/><text:span text:style-name="T1">ThanosTech LLC requested a static firmware security assessment of three firmware images used in communication relay devices: </text:span><text:span text:style-name="T2">a TP-Link TL-WR841N router image, a D-Link DCS-8000LH IP-camera image, and a bare-metal firmware ELF </text:span><text:span text:style-name="T3">designed to simulate</text:span><text:span text:style-name="T2"> a</text:span><text:span text:style-name="T3">n</text:span><text:span text:style-name="T2"> stm microcontroller. The scope of engagement was limited to offline static analysis and reproducible aut</text:span><text:span text:style-name="T3">o</text:span><text:span text:style-name="T2">mation, meaning there was no live exploitation or network testing performed.</text:span></text:p>
      <text:h text:style-name="P9" text:outline-level="2"><text:bookmark-start text:name="__RefHeading___Toc17_3349650231"/>1<office:annotation office:name="__Annotation__28_3349650231" loext:resolved="false"><dc:creator>Unknown Author</dc:creator><dc:date>2025-10-04T16:51:29.009687133</dc:date><text:p text:style-name="Comment">Recheck this before submitting</text:p><text:p text:style-name="Comment"/></office:annotation>.1 Objective<text:bookmark-end text:name="__RefHeading___Toc17_3349650231"/></text:h>
      <text:p text:style-name="P10"><text:tab/><text:span text:style-name="T3">The objective of testing was to identify risks such as hardcoded credentials, insecure configurations, outdated components, and embedded secrets. </text:span><text:span text:style-name="T4">Additionally</text:span><text:span text:style-name="T3">, a </text:span><text:span text:style-name="T4">custom </text:span><text:span text:style-name="T3">automation script was </text:span><text:span text:style-name="T4">developed</text:span><text:span text:style-name="T3"> to </text:span><text:span text:style-name="T4">accelerate</text:span><text:span text:style-name="T3"> triage </text:span><text:span text:style-name="T4">and ensure repeatable results</text:span><text:span text:style-name="T3">.</text:span><office:annotation-end office:name="__Annotation__28_3349650231"/><text:span text:style-name="T3"> Based on </text:span><text:span text:style-name="T4">the</text:span><text:span text:style-name="T3"> findings, mitigation </text:span><text:span text:style-name="T4">strategies</text:span><text:span text:style-name="T3"> w</text:span><text:span text:style-name="T4">ere</text:span><text:span text:style-name="T3"> </text:span><text:span text:style-name="T4">proposed</text:span><text:span text:style-name="T3"> to </text:span><text:span text:style-name="T4">strengthen the overall security posture of the firmware</text:span><text:span text:style-name="T3">.</text:span></text:p>
      <text:h text:style-name="P11" text:outline-level="1"><text:bookmark-start text:name="__RefHeading___Toc19_3349650231"/>2. Methodologies<text:bookmark-end text:name="__RefHeading___Toc19_3349650231"/></text:h>
      <text:p text:style-name="P8"><text:tab/><text:span text:style-name="T5">All analysis was performed on a clean Ubuntu 22.04 LTS virtual machine with a few additional packages installed to support firmware extraction and inspection. The VM provided a controlled and isolated environment suitable for static analysis and inspection.</text:span></text:p>
      <text:h text:style-name="P12" text:outline-level="2">2.1 Core Tools</text:h>
      <text:list text:style-name="L1">
        <text:list-item>
          <text:p text:style-name="P13"><text:span text:style-name="T6">b</text:span>inwalk – primary extractor and analyzer for embedded firmware images.</text:p>
        </text:list-item>
        <text:list-item>
          <text:p text:style-name="P13"><text:span text:style-name="T6">f</text:span>ile – identified binary types, architectures, and compression formats.</text:p>
        </text:list-item>
        <text:list-item>
          <text:p text:style-name="P13"><text:span text:style-name="T6">ripg</text:span>rep – recursively searched extracted directories for sensitive keywords such as “password”, “telnet”, or “key”.</text:p>
        </text:list-item>
        <text:list-item>
          <text:p text:style-name="P13">hexdump and xxd – provided low-level inspection of binary data when no recognizable filesystem was present.</text:p>
        </text:list-item>
        <text:list-item>
          <text:p text:style-name="P13"><text:span text:style-name="T6">s</text:span>trings – extracted human-readable text, version information, and configuration data from binaries.</text:p>
        </text:list-item>
      </text:list>
      <text:h text:style-name="P14" text:outline-level="2">2.2 Filesystem Tools</text:h>
      <text:list text:style-name="L2">
        <text:list-item>
          <text:p text:style-name="P15">squashfs-tools</text:p>
        </text:list-item>
        <text:list-item>
          <text:p text:style-name="P15">jefferson</text:p>
        </text:list-item>
        <text:list-item>
          <text:p text:style-name="P15">mount -o loop</text:p>
        </text:list-item>
      </text:list>
      <text:h text:style-name="P14" text:outline-level="2"><text:soft-page-break/>2.3 Analysis Workflow</text:h>
      <text:p text:style-name="P16"/>
      <text:h text:style-name="P11" text:outline-level="1"><text:bookmark-start text:name="__RefHeading___Toc21_3349650231"/>3. Findings<text:bookmark-end text:name="__RefHeading___Toc21_3349650231"/></text:h>
      <text:h text:style-name="P11" text:outline-level="1"><text:bookmark-start text:name="__RefHeading___Toc23_3349650231"/>4. Automation Script<text:bookmark-end text:name="__RefHeading___Toc23_3349650231"/></text:h>
      <text:h text:style-name="P11" text:outline-level="1"><text:bookmark-start text:name="__RefHeading___Toc25_3349650231"/>5. Recommendations<text:bookmark-end text:name="__RefHeading___Toc25_3349650231"/></text:h>
      <text:h text:style-name="P11" text:outline-level="1"><text:bookmark-start text:name="__RefHeading___Toc27_3349650231"/>6. Conclusion<text:bookmark-end text:name="__RefHeading___Toc27_3349650231"/></text:h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2"/><text:page-number text:select-page="current">3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6:18:05.658200210</meta:creation-date>
    <dc:date>2025-10-04T17:29:39.468880039</dc:date>
    <meta:editing-duration>PT13M48S</meta:editing-duration>
    <meta:editing-cycles>4</meta:editing-cycles>
    <meta:generator>LibreOffice/25.2.6.2$Linux_AARCH64 LibreOffice_project/520$Build-2</meta:generator>
    <meta:document-statistic meta:table-count="0" meta:image-count="0" meta:object-count="0" meta:page-count="5" meta:paragraph-count="35" meta:word-count="293" meta:character-count="2045" meta:non-whitespace-character-count="1787"/>
  </office:meta>
</office:document-meta>
</file>